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17"/></text:span><text:span text:style-name="T2">PROJECT PLAN:(ONLINE PAY BILLS)</text:span></text:p>
      <text:p text:style-name="P1"><text:span text:style-name="T2"><text:s text:c="11"/>(</text:span><text:span text:style-name="T3">K.S.N.S.DARA DEVI-201301013)</text:span></text:p>
      <text:p text:style-name="P1"><text:span text:style-name="T3">1.<text:s text:c="3"/>Introduction: </text:span></text:p>
      <text:p text:style-name="P1"><text:span text:style-name="T4">This document lays out a plan for the development of online pay bills.The application is main to draw attention towards elderly people who are facing problems to go to eseva or service centres to pay their bills.</text:span></text:p>
      <text:p text:style-name="P1"><text:span text:style-name="T4">2 Overview:</text:span></text:p>
      <text:p text:style-name="P1"><text:span text:style-name="T4"><text:s/>Many application has been developed for this but you need to download many apps but here in tis application all are present in one app.This application helps you to pay multi natural bills in one app. And deadlines and notification alerts are been send to authorised person.</text:span></text:p>
      <text:p text:style-name="P1"><text:span text:style-name="T4">2.1 : Customers:</text:span></text:p>
      <text:p text:style-name="P1"><text:span text:style-name="T4">Everyone who are mergerd in lot of work tensions this application helps you out for that.All types of bills can be paid in one single platform .</text:span></text:p>
      <text:p text:style-name="P1"><text:span text:style-name="T4">2.2 Functionality:</text:span></text:p>
      <text:p text:style-name="P1"><text:span text:style-name="T4">The functional requirements of this appliacation are:</text:span></text:p>
      <text:p text:style-name="P1"><text:span text:style-name="T4">Notifications alerts:</text:span></text:p>
      <text:p text:style-name="P1"><text:span text:style-name="T4">The user need to take tension about last dates.</text:span></text:p>
      <text:p text:style-name="P1"><text:span text:style-name="T4">API'S:</text:span></text:p>
      <text:p text:style-name="P1"><text:span text:style-name="T4">Linking to the webbased application is done.</text:span></text:p>
      <text:p text:style-name="P1"><text:span text:style-name="T4">Updating dates from the officical websites.</text:span></text:p>
      <text:p text:style-name="P1"><text:span text:style-name="T4">The user will get the details<text:s text:c="2"/>very clearly.</text:span></text:p>
      <text:p text:style-name="P1"><text:span text:style-name="T4">2.3 Platform:</text:span></text:p>
      <text:p text:style-name="P1"><text:span text:style-name="T4">This model is built on web based application and apps are made on android,ios and windows platform.</text:span></text:p>
      <text:p text:style-name="P1"><text:span text:style-name="T4">2.4 Devoplment Responsibility </text:span></text:p>
      <text:p text:style-name="P1"><text:span text:style-name="T4">Everything is related to linking,semantic ,webdevelopment, application programming interfaces is developed </text:span></text:p>
      <text:p text:style-name="P1"><text:span text:style-name="T4">3. Goals and scope:</text:span></text:p>
      <text:p text:style-name="P1"><text:span text:style-name="T4">The user need to get the details.</text:span></text:p>
      <text:p text:style-name="P1"><text:span text:style-name="T4">API'S </text:span></text:p>
      <text:p text:style-name="P1"><text:span text:style-name="T4">linking to the web based application is doen and updates from websites where api's is not possible .</text:span></text:p>
      <text:p text:style-name="P1"><text:span text:style-name="T4">The user need top get alerts through sms or mail.</text:span></text:p>
      <text:p text:style-name="P1"><text:span text:style-name="T4">4.Deliverables: </text:span></text:p>
      <text:p text:style-name="P1"><text:span text:style-name="T4">Product speciication</text:span></text:p>
      <text:p text:style-name="P1"><text:span text:style-name="T4">product design</text:span></text:p>
      <text:p text:style-name="P1"><text:span text:style-name="T4">Test plan</text:span></text:p>
      <text:p text:style-name="P1"><text:span text:style-name="T4">Development document</text:span></text:p>
      <text:p text:style-name="P1"><text:span text:style-name="T4">Source code.</text:span></text:p>
      <text:p text:style-name="P1"><text:span text:style-name="T4">5. Techinacal process.</text:span></text:p>
      <text:p text:style-name="P1"><text:span text:style-name="T4">FRONT-END: HTML,CSS,JAVASCRIPT FOR WEB DESIGNING</text:span></text:p>
      <text:p text:style-name="P1"><text:span text:style-name="T4">BACK-END: MYSQL(DATABSE),JAVA,PHP,OR DJANGO FRAMEWORK FOR INTERFACING VIEWS AND DESIGN</text:span></text:p>
      <text:p text:style-name="P1"><text:span text:style-name="T4">FOR DEVELPOPMENT OF APP:</text:span></text:p>
      <text:p text:style-name="P1"><text:span text:style-name="T4">ANDROID-JAVA</text:span></text:p>
      <text:p text:style-name="P1"><text:span text:style-name="T4">IOS-OBJECTIVE C</text:span></text:p>
      <text:p text:style-name="P1"><text:span text:style-name="T4"/></text:p>
      <text:p text:style-name="P1"><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